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3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4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5" style:family="paragraph" style:parent-style-name="Standard">
      <style:paragraph-properties fo:margin-left="0.448in" fo:margin-right="1.9583in" fo:margin-top="0.0693in" fo:margin-bottom="0.0693in" fo:text-indent="0in" style:auto-text-indent="false" style:text-autospace="none">
        <style:tab-stops>
          <style:tab-stop style:position="0.3075in"/>
        </style:tab-stops>
      </style:paragraph-properties>
      <style:text-properties style:use-window-font-color="true" style:font-name="Verdana" fo:font-size="12pt" style:font-name-asian="MS Shell DLg" style:font-size-asian="12pt" style:font-name-complex="MS Shell DLg" style:font-size-complex="12pt"/>
    </style:style>
    <style:style style:name="P6" style:family="paragraph" style:parent-style-name="Standard">
      <style:paragraph-properties fo:margin-left="0.448in" fo:margin-right="1.9583in" fo:margin-top="0.0693in" fo:margin-bottom="0.069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7" style:family="paragraph" style:parent-style-name="Standard">
      <style:paragraph-properties fo:margin-left="0.448in" fo:margin-right="1.9583in" fo:margin-top="0.0693in" fo:margin-bottom="0.069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8" style:family="paragraph" style:parent-style-name="Standard">
      <style:paragraph-properties fo:margin-left="0.448in" fo:margin-right="1.9583in" fo:margin-top="0.0693in" fo:margin-bottom="0.069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9" style:family="paragraph" style:parent-style-name="Standard" style:list-style-name="L1">
      <style:paragraph-properties fo:margin-left="0.448in" fo:margin-right="1.9583in" fo:margin-top="0.0693in" fo:margin-bottom="0.069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do strip joints say, “hot live nude girls!”. <text:s/>There really shouldn't be any questions pertaining to the health and living condition of the dancers. “Excuse me, are your girls live?” <text:s/>“No, but they are still <text:span text:style-name="T1">very</text:span> fresh.”</text:p>
      <text:p text:style-name="P1"/>
      <text:p text:style-name="P1">I heard a woman say, “I'm so glad I haven't had sex with my boyfriend yet. He is so nice, he doesn't even hint at doing it either.” <text:s/>What do you mean he doesn't hint at it. <text:s/>Like he doesn't give you word searches where the secret message left behind is “Sit on my boner”?</text:p>
      <text:p text:style-name="P1"/>
      <text:p text:style-name="P2">"I'm so good at eating pussy I played an instrumental version of Pink Floyd's 'The Great Gig In The Sky' and unwillingly got my girlfriend to do the vocals"---&gt; Rayln</text:p>
      <text:p text:style-name="P3"/>
      <text:p text:style-name="P2">Why has no one looked into the market of super high definition slow motion cum shots into the camera lens. Seems like that would have been the first thing I would have thought if i was in charge of a porn company. The internet just disappoints me.</text:p>
      <text:p text:style-name="P2"/>
      <text:p text:style-name="P2">I've never had a dog lick peanut butter off my testicles but I'll be the first to admit that it's a clever idea.</text:p>
      <text:p text:style-name="P2"/>
      <text:p text:style-name="P4">The only useful function for nipples on a man is to rub them so why do people stare at me when I do so on the bus.</text:p>
      <text:p text:style-name="P4"/>
      <text:p text:style-name="P4">The morgue is like high school for necrophiliacs. It's where they get the best action: Still fresh.</text:p>
      <text:p text:style-name="P4"/>
      <text:p text:style-name="P5">Why doesn't the vagina play a more integral part in the rituals of the birthday. I mean it really was the core focus of attention on the actual day itself. You would think maybe a vagina shaped cake was in order.</text:p>
      <text:p text:style-name="P6">Excuse me miss do you have an STD, because as soon as i got close to you my penis swelled.</text:p>
      <text:p text:style-name="P7">Hey Cosmo:</text:p>
      <text:p text:style-name="P7">"Tips on how to know if a man in interested in you-</text:p>
      <text:p text:style-name="P3"><text:soft-page-break/>Tip No. 1- Look for the boner. the boner is key"</text:p>
      <text:p text:style-name="P7">A long time ago when we didn't wear pants thats what you girls looked for and it worked pretty good then it'll work just fine now.</text:p>
      <text:p text:style-name="P7">Why do they call chapstick chapstick but they don't call condoms herpes balloons?</text:p>
      <text:p text:style-name="P7">If I lost both my arms I would masturbate with my nubs. Wouldn't you?</text:p>
      <text:p text:style-name="P7">Why is it that you give someone a blowjob but you <text:span text:style-name="T1">perform</text:span><text:span text:style-name="T2"> fellatio? Is it supposed to be performed in front of an audience. <text:s/>It sounds french. <text:s/>Perform means to begin and carry through to completion. So maybe thats what makes it felatio. Come in the mouth.</text:span></text:p>
      <text:list xml:id="list29476963" text:style-name="L1">
        <text:list-item>
          <text:list>
            <text:list-item>
              <text:p text:style-name="P9"><text:span text:style-name="T2">for 3 condoms... Thats a buck a fuck!!</text:span></text:p>
            </text:list-item>
          </text:list>
        </text:list-item>
      </text:list>
      <text:p text:style-name="P7"><text:span text:style-name="T2">Rock out with your genitalia exposed.</text:span></text:p>
      <text:p text:style-name="P7"><text:span text:style-name="T2">Boner pill commercials always use the phrase achieve and erection, like it is something to be really proud of.</text:span></text:p>
      <text:p text:style-name="P7"><text:span text:style-name="T2">“Show me some initiative baby. Yah, now show me that can do attitude. Fuck yah you know how I like it. Thats hot. You know I like it when you achieve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1:28:17.10</meta:creation-date>
    <dc:date>2009-06-27T09:38:01.16</dc:date>
    <dc:creator>Colton Phillips</dc:creator>
    <meta:editing-duration>PT00H32M08S</meta:editing-duration>
    <meta:editing-cycles>12</meta:editing-cycles>
    <meta:generator>OpenOffice.org/3.0$Win32 OpenOffice.org_project/300m15$Build-9379</meta:generator>
    <meta:document-statistic meta:table-count="0" meta:image-count="0" meta:object-count="0" meta:page-count="2" meta:paragraph-count="20" meta:word-count="495" meta:character-count="2518"/>
    <meta:user-defined meta:name="Info 1"/>
    <meta:user-defined meta:name="Info 2"/>
    <meta:user-defined meta:name="Info 3"/>
    <meta:user-defined meta:name="Info 4"/>
  </office:meta>
</office:document-meta>
</file>